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Times New Roman1" svg:font-family="'Times New Roman', serif"/>
    <style:font-face style:name="Verdana2" svg:font-family="Verdan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color="#000000" style:font-name="Tahoma2" fo:font-size="10pt"/>
    </style:style>
    <style:style style:name="P7" style:family="paragraph" style:parent-style-name="Text_20_body">
      <style:text-properties fo:color="#000000" style:font-name="Tahoma2" fo:font-size="10pt" style:text-underline-style="solid" style:text-underline-width="auto" style:text-underline-color="font-color"/>
    </style:style>
    <style:style style:name="P8" style:family="paragraph" style:parent-style-name="Text_20_body">
      <style:paragraph-properties fo:margin-left="0cm" fo:margin-right="0cm" fo:margin-top="0.494cm" fo:margin-bottom="0.494cm" fo:text-indent="1.199cm" style:auto-text-indent="false"/>
      <style:text-properties fo:color="#000000" style:font-name="Tahoma2" fo:font-size="10pt"/>
    </style:style>
    <style:style style:name="P9" style:family="paragraph" style:parent-style-name="Text_20_body">
      <style:paragraph-properties fo:margin-left="0cm" fo:margin-right="0cm" fo:margin-top="0.494cm" fo:margin-bottom="0.494cm" fo:text-align="justify" style:justify-single-word="false" fo:text-indent="1.199cm" style:auto-text-indent="false"/>
      <style:text-properties fo:color="#000000" style:font-name="Tahoma2" fo:font-size="10pt"/>
    </style:style>
    <style:style style:name="P10" style:family="paragraph" style:parent-style-name="Text_20_body">
      <style:paragraph-properties fo:margin-left="0cm" fo:margin-right="0cm" fo:margin-top="0.494cm" fo:margin-bottom="0.494cm" fo:text-align="justify" style:justify-single-word="false" fo:text-indent="1.199cm" style:auto-text-indent="false"/>
      <style:text-properties fo:color="#000000"/>
    </style:style>
    <style:style style:name="P11" style:family="paragraph" style:parent-style-name="Text_20_body">
      <style:paragraph-properties fo:margin-left="0cm" fo:margin-right="0cm" fo:margin-top="0cm" fo:margin-bottom="0cm" fo:text-indent="1.199cm" style:auto-text-indent="false"/>
      <style:text-properties fo:color="#000000" style:font-name="Tahoma2" fo:font-size="10pt"/>
    </style:style>
    <style:style style:name="P12" style:family="paragraph" style:parent-style-name="Text_20_body">
      <style:paragraph-properties fo:margin-left="0cm" fo:margin-right="0cm" fo:margin-top="0cm" fo:margin-bottom="0cm" fo:text-align="justify" style:justify-single-word="false" fo:text-indent="1.199cm" style:auto-text-indent="false"/>
      <style:text-properties fo:color="#000000" style:font-name="Tahoma2" fo:font-size="10pt"/>
    </style:style>
    <style:style style:name="P13" style:family="paragraph" style:parent-style-name="Text_20_body">
      <style:paragraph-properties fo:margin-left="0cm" fo:margin-right="0cm" fo:margin-top="0.494cm" fo:margin-bottom="0.494cm" fo:text-indent="0cm" style:auto-text-indent="false"/>
      <style:text-properties fo:color="#000000"/>
    </style:style>
    <style:style style:name="P14" style:family="paragraph" style:parent-style-name="Text_20_body">
      <style:paragraph-properties fo:margin-left="0cm" fo:margin-right="0cm" fo:margin-top="0.494cm" fo:margin-bottom="0.494cm" fo:text-indent="0cm" style:auto-text-indent="false"/>
      <style:text-properties fo:color="#000000" style:font-name="Tahoma2" fo:font-size="10pt" style:text-underline-style="solid" style:text-underline-width="auto" style:text-underline-color="font-color"/>
    </style:style>
    <style:style style:name="P15" style:family="paragraph" style:parent-style-name="Text_20_body">
      <style:paragraph-properties fo:margin-left="1.834cm" fo:margin-right="0cm" fo:margin-top="0cm" fo:margin-bottom="0cm" fo:text-indent="1.199cm" style:auto-text-indent="false"/>
    </style:style>
    <style:style style:name="P16" style:family="paragraph" style:parent-style-name="Text_20_body">
      <style:paragraph-properties fo:margin-left="1.834cm" fo:margin-right="0cm" fo:margin-top="0cm" fo:margin-bottom="0cm" fo:text-align="justify" style:justify-single-word="false" fo:text-indent="1.199cm" style:auto-text-indent="false"/>
    </style:style>
    <style:style style:name="P17" style:family="paragraph" style:parent-style-name="Text_20_body">
      <style:paragraph-properties fo:margin-left="1.27cm" fo:margin-right="0cm" fo:margin-top="0.494cm" fo:margin-bottom="0.494cm" fo:text-indent="1.199cm" style:auto-text-indent="false"/>
      <style:text-properties fo:color="#000000"/>
    </style:style>
    <style:style style:name="P18" style:family="paragraph" style:parent-style-name="Text_20_body">
      <style:paragraph-properties fo:margin-left="0cm" fo:margin-right="0cm" fo:margin-top="0.494cm" fo:margin-bottom="0.494cm" fo:text-indent="0.635cm" style:auto-text-indent="false"/>
      <style:text-properties fo:color="#000000" style:font-name="Tahoma2" fo:font-size="10pt"/>
    </style:style>
    <style:style style:name="P19" style:family="paragraph" style:parent-style-name="Text_20_body">
      <style:paragraph-properties fo:margin-left="1.905cm" fo:margin-right="0cm" fo:margin-top="0.494cm" fo:margin-bottom="0.494cm" fo:text-indent="1.199cm" style:auto-text-indent="false"/>
    </style:style>
    <style:style style:name="P20" style:family="paragraph" style:parent-style-name="Text_20_body">
      <style:paragraph-properties fo:margin-left="1.905cm" fo:margin-right="0cm" fo:margin-top="0cm" fo:margin-bottom="0cm" fo:text-indent="1.199cm" style:auto-text-indent="false"/>
    </style:style>
    <style:style style:name="P21" style:family="paragraph" style:parent-style-name="Text_20_body">
      <style:paragraph-properties fo:margin-left="1.905cm" fo:margin-right="0cm" fo:margin-top="0cm" fo:margin-bottom="0cm" fo:text-align="justify" style:justify-single-word="false" fo:text-indent="1.199cm" style:auto-text-indent="false"/>
    </style:style>
    <style:style style:name="P22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26" style:family="paragraph" style:parent-style-name="Standard">
      <style:paragraph-properties fo:margin-left="-0.026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.026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.053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.106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Heading_20_1">
      <style:text-properties fo:language="pt" fo:country="BR"/>
    </style:style>
    <style:style style:name="T1" style:family="text">
      <style:text-properties fo:font-size="10pt"/>
    </style:style>
    <style:style style:name="T2" style:family="text">
      <style:text-properties fo:font-size="10pt" style:font-size-asian="10pt"/>
    </style:style>
    <style:style style:name="T3" style:family="text">
      <style:text-properties fo:language="pt" fo:country="BR"/>
    </style:style>
    <style:style style:name="T4" style:family="text">
      <style:text-properties style:font-name-complex="Arial"/>
    </style:style>
    <style:style style:name="T5" style:family="text">
      <style:text-properties style:font-name="Tahoma2"/>
    </style:style>
    <style:style style:name="T6" style:family="text">
      <style:text-properties style:font-name="Tahoma2" fo:font-size="10pt"/>
    </style:style>
    <style:style style:name="T7" style:family="text">
      <style:text-properties fo:color="#000000" style:font-name="Tahoma2" fo:font-size="10pt"/>
    </style:style>
    <style:style style:name="T8" style:family="text">
      <style:text-properties style:font-size-asian="10pt"/>
    </style:style>
    <style:style style:name="T9" style:family="text">
      <style:text-properties style:font-weight-asian="bold"/>
    </style:style>
    <style:style style:name="T10" style:family="text">
      <style:text-properties style:font-size-complex="10pt"/>
    </style:style>
    <style:style style:name="T11" style:family="text">
      <style:text-properties style:font-weight-complex="bold"/>
    </style:style>
    <style:style style:name="T12" style:family="text">
      <style:text-properties fo:font-variant="normal" fo:text-transform="none" fo:color="#000000" style:font-name="Tahoma2" fo:font-size="10pt"/>
    </style:style>
    <style:style style:name="T13" style:family="text">
      <style:text-properties style:text-underline-style="solid" style:text-underline-width="auto" style:text-underline-color="font-color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4">Food Delivery Web</text:p>
      <text:p text:style-name="P2">Caso de Uso</text:p>
      <text:p text:style-name="P3"/>
      <text:p text:style-name="P25">Histórico de Revisões</text:p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3">Data</text:p>
          </table:table-cell>
          <table:table-cell table:style-name="Tabela1.A1" office:value-type="string">
            <text:p text:style-name="P23">Versão</text:p>
          </table:table-cell>
          <table:table-cell table:style-name="Tabela1.A1" office:value-type="string">
            <text:p text:style-name="P23">Descrição</text:p>
          </table:table-cell>
          <table:table-cell table:style-name="Tabela1.D1" office:value-type="string">
            <text:p text:style-name="P23">Autor</text:p>
          </table:table-cell>
        </table:table-row>
        <table:table-row table:style-name="Tabela1.1">
          <table:table-cell table:style-name="Tabela1.A2" office:value-type="date" office:date-value="209-10-14">
            <text:p text:style-name="P26">14/10/09</text:p>
          </table:table-cell>
          <table:table-cell table:style-name="Tabela1.A2" office:value-type="date" office:date-value="2000-01-01">
            <text:p text:style-name="P28">01/01/00</text:p>
          </table:table-cell>
          <table:table-cell table:style-name="Tabela1.C2" office:value-type="string">
            <text:p text:style-name="P27">Primeira versão do caso de uso Manter Estabelecimento</text:p>
          </table:table-cell>
          <table:table-cell table:style-name="Tabela1.D2" office:value-type="string">
            <text:p text:style-name="P29">Thaiz Cabral</text:p>
          </table:table-cell>
        </table:table-row>
        <table:table-row table:style-name="Tabela1.1">
          <table:table-cell table:style-name="Tabela1.C2" office:value-type="string">
            <text:p text:style-name="P24"/>
          </table:table-cell>
          <table:table-cell table:style-name="Tabela1.C2" office:value-type="string">
            <text:p text:style-name="P24"/>
          </table:table-cell>
          <table:table-cell table:style-name="Tabela1.C2" office:value-type="string">
            <text:p text:style-name="P24"/>
          </table:table-cell>
          <table:table-cell table:style-name="Tabela1.D2" office:value-type="string">
            <text:p text:style-name="P24"/>
          </table:table-cell>
        </table:table-row>
      </table:table>
      <text:p text:style-name="Text_20_body"/>
      <text:p text:style-name="P5">Manter Estabelecimento</text:p>
      <text:h text:style-name="P30" text:outline-level="1">Breve Descrição</text:h>
      <text:p text:style-name="P9">Este caso de uso permite a inclusão, consulta e manutenção dos Estabelecimentos associados ao Food Delivery Web.</text:p>
      <text:h text:style-name="Heading_20_1" text:outline-level="1"><text:span text:style-name="T3">Referências </text:span></text:h>
      <text:p text:style-name="P8">Não há</text:p>
      <text:h text:style-name="Heading_20_1" text:outline-level="1"><text:span text:style-name="T3">Atores</text:span></text:h>
      <text:p text:style-name="P6">Administrador</text:p>
      <text:p text:style-name="P8">Gestor do Estabelecimento</text:p>
      <text:h text:style-name="Heading_20_1" text:outline-level="1"><text:span text:style-name="T3">Pré-condições</text:span></text:h>
      <text:p text:style-name="P9">O ator deve estar logado no sistema para que sejam verificadas as suas permissões de acesso (Administrador ou Gestor).</text:p>
      <text:h text:style-name="Heading_20_1" text:outline-level="1"><text:span text:style-name="T3">Fluxos de Eventos</text:span></text:h>
      <text:h text:style-name="Heading_20_2" text:outline-level="2">Fluxo Básico</text:h>
      <text:p text:style-name="P6">Este caso de uso começa quando o ator seleciona a opção Estabelecimentos no menu Administração:</text:p>
      <text:p text:style-name="P12">1. O sistema apresenta quatro opções: Inclusão de Estabelecimento, Exclusão de Estabelecimento, Edição de Estabelecimento e Consulta de Estabelecimento e cada uma das opções leva aos fluxos alternativos.</text:p>
      <text:p text:style-name="P11">2. O caso de uso se encerra.</text:p>
      <text:p text:style-name="Text_20_body"/>
      <text:h text:style-name="Heading_20_2" text:outline-level="2"><text:soft-page-break/>Fluxos Alternativos</text:h>
      <text:p text:style-name="P7"><text:span text:style-name="T4">A1 – Inclusão de Estabelecimento</text:span></text:p>
      <text:p text:style-name="P8">No passo 1 do fluxo básico:</text:p>
      <text:p text:style-name="P15"><text:span text:style-name="T7">1.</text:span><text:span text:style-name="T12"> O</text:span><text:span text:style-name="T7"> ator clica na opção Inclusão de Estabelecimento;</text:span></text:p>
      <text:p text:style-name="P16"><text:span text:style-name="T7">2.</text:span><text:span text:style-name="T12">O s</text:span><text:span text:style-name="T7">istema exibe o formulário com os campos: nome do estabelecimento, CNPJ, slogan, endereço, CEP, email, telefone fixo, responsável, celular do responsável, tempo de entrega, custo de entrega, formas de pagamento aceitas, </text:span><text:span text:style-name="T6">dias de funcionamento, horário de abertura e horário de encerramento para preenchimento;</text:span></text:p>
      <text:p text:style-name="P16"><text:span text:style-name="T7">3.</text:span><text:span text:style-name="T12"> </text:span><text:span text:style-name="T7">O ator informa os valores de cada campo;</text:span></text:p>
      <text:p text:style-name="P16"><text:span text:style-name="T7">4.</text:span><text:span text:style-name="T12"> </text:span><text:span text:style-name="T7">O ator clica em Gravar para salvar os dados;</text:span></text:p>
      <text:p text:style-name="P16"><text:span text:style-name="T7">5.</text:span><text:span text:style-name="T12"> </text:span><text:span text:style-name="T7">O sistema inclui os dados na base de dados e exibe a mensagem “Estabelecimento incluído com sucesso”.</text:span></text:p>
      <text:p text:style-name="P16"><text:span text:style-name="T7">6.</text:span><text:span text:style-name="T12"> </text:span><text:span text:style-name="T7">O sistema retorna ao passo 1 do fluxo básico.</text:span></text:p>
      <text:p text:style-name="P10"><text:span text:style-name="T6">Se no passo 1 do fluxo alternativo o sistema verificar que o ator é Gestor de Estabelecimento, então:</text:span></text:p>
      <text:p text:style-name="P16"><text:span text:style-name="T7">1.</text:span><text:span text:style-name="T12"> </text:span><text:span text:style-name="T7">O sistema exibe a mensagem “Usuário não possui permissão de inclusão de estabelecimento”</text:span></text:p>
      <text:p text:style-name="P15"><text:span text:style-name="T7">2.</text:span><text:span text:style-name="T12"> </text:span><text:span text:style-name="T7">O sistema retorna ao passo 1 do fluxo básico.</text:span></text:p>
      <text:p text:style-name="P13">A2 – Exclusão de Estabelecimento</text:p>
      <text:p text:style-name="P8">No passo 1 do fluxo básico:</text:p>
      <text:p text:style-name="P15"><text:span text:style-name="T7">1.</text:span><text:span text:style-name="T12"> </text:span><text:span text:style-name="T7">O ator clica na opção Exclusão de Estabelecimento;</text:span></text:p>
      <text:p text:style-name="P15"><text:span text:style-name="T7">2.</text:span><text:span text:style-name="T12"> </text:span><text:span text:style-name="T7">O sistema exibe tela de busca com os filtros: Nome do Estabelecimento, CNPJ e telefone fixo;</text:span></text:p>
      <text:p text:style-name="P15"><text:span text:style-name="T7">3.</text:span><text:span text:style-name="T12"> </text:span><text:span text:style-name="T7">O ator informa um ou mais filtros de busca;</text:span></text:p>
      <text:p text:style-name="P15"><text:span text:style-name="T7">4.</text:span><text:span text:style-name="T12"> </text:span><text:span text:style-name="T7">O ator clica em buscar;</text:span></text:p>
      <text:p text:style-name="P15"><text:span text:style-name="T7">5.</text:span><text:span text:style-name="T12"> </text:span><text:span text:style-name="T7">A lista com os resultados correspondentes é exibida com as colunas: Nome do Estabelecimento, CNPJ e telefone fixo;</text:span></text:p>
      <text:p text:style-name="P15"><text:span text:style-name="T7">6.</text:span><text:span text:style-name="T12"> </text:span><text:span text:style-name="T7">O ator clica na opção Excluir Estabelecimento;</text:span></text:p>
      <text:p text:style-name="P15"><text:span text:style-name="T7">7.</text:span><text:span text:style-name="T12"> </text:span><text:span text:style-name="T7">O sistema exibe a mensagem “Confirma a exclusão deste estabelecimento?” juntamente com as opções SIM e NÃO;</text:span></text:p>
      <text:p text:style-name="P15"><text:span text:style-name="T7">8.</text:span><text:span text:style-name="T12"> </text:span><text:span text:style-name="T7">O sistema exclui o estabelecimento e exibe a mensagem “Estabelecimento excluído com sucesso”.</text:span></text:p>
      <text:p text:style-name="P15"><text:span text:style-name="T7">9.</text:span><text:span text:style-name="T12"> </text:span><text:span text:style-name="T7">O sistema retorna para o passo 2 do fluxo alternativo.</text:span></text:p>
      <text:p text:style-name="P9">Se no passo 1 do fluxo alternativo o sistema verificar que o ator é Gestor de Estabelecimento, então:</text:p>
      <text:p text:style-name="P16"><text:span text:style-name="T7">1.</text:span><text:span text:style-name="T12"> </text:span><text:span text:style-name="T7">O sistema exibe a mensagem “Usuário não possui permissão de exclusão de estabelecimento”</text:span></text:p>
      <text:p text:style-name="P15"><text:span text:style-name="T7">2.</text:span><text:span text:style-name="T12"> </text:span><text:span text:style-name="T7">O sistema retorna ao passo 1 do fluxo básico.</text:span></text:p>
      <text:p text:style-name="P9">Se no passo 4 do fluxo alternativo o sistema não encontrar resultados correspondentes, então:</text:p>
      <text:p text:style-name="P15"><text:span text:style-name="T7">1.</text:span><text:span text:style-name="T12"> </text:span><text:span text:style-name="T7">O sistema exibe mensagem “Não foram encontrados resultados para busca. Clique em Ok para prosseguir”.</text:span></text:p>
      <text:p text:style-name="P15"><text:span text:style-name="T7">2.</text:span><text:span text:style-name="T12"> </text:span><text:span text:style-name="T7">O ator clica em OK;</text:span></text:p>
      <text:p text:style-name="P15"><text:span text:style-name="T7">3.</text:span><text:span text:style-name="T12"> </text:span><text:span text:style-name="T7">O sistema retorna para o passo 2 do fluxo alternativo.</text:span></text:p>
      <text:p text:style-name="P18"><text:soft-page-break/>Se no passo 7 do fluxo alternativo o ator clicar em NÃO, então:</text:p>
      <text:p text:style-name="P19"><text:span text:style-name="T7">1.</text:span><text:span text:style-name="T12"> </text:span><text:span text:style-name="T7">O sistema retorna para o passo 5 do fluxo alternativo.</text:span></text:p>
      <text:p text:style-name="P14">A3 – Consulta de Estabelecimento</text:p>
      <text:p text:style-name="P8">No passo 1 do fluxo básico:</text:p>
      <text:p text:style-name="P15"><text:span text:style-name="T7">1.</text:span><text:span text:style-name="T12"> </text:span><text:span text:style-name="T7">O ator clica na opção Consulta de Estabelecimento;</text:span></text:p>
      <text:p text:style-name="P15"><text:span text:style-name="T7">2.</text:span><text:span text:style-name="T12"> </text:span><text:span text:style-name="T7">O sistema exibe tela de busca com os filtros: Nome do Estabelecimento, CNPJ e telefone fixo;</text:span></text:p>
      <text:p text:style-name="P15"><text:span text:style-name="T7">3.</text:span><text:span text:style-name="T12"> </text:span><text:span text:style-name="T7">O ator informa um ou mais filtros de busca;</text:span></text:p>
      <text:p text:style-name="P15"><text:span text:style-name="T7">4.</text:span><text:span text:style-name="T12"> </text:span><text:span text:style-name="T7">O ator clica em buscar;</text:span></text:p>
      <text:p text:style-name="P15"><text:span text:style-name="T7">5.</text:span><text:span text:style-name="T12"> </text:span><text:span text:style-name="T7">A lista com os resultados correspondentes é exibida com as colunas: Nome do Estabelecimento, CNPJ e telefone fixo;</text:span></text:p>
      <text:p text:style-name="P15"><text:span text:style-name="T7">6.</text:span><text:span text:style-name="T12"> </text:span><text:span text:style-name="T7">O ator clica na opção Consultar Estabelecimento;</text:span></text:p>
      <text:p text:style-name="P15"><text:span text:style-name="T7">7.</text:span><text:span text:style-name="T12"> </text:span><text:span text:style-name="T7">O sistema exibe o formulário referente ao estabelecimento com os dados preenchidos em modo somente leitura;</text:span></text:p>
      <text:p text:style-name="P15"><text:span text:style-name="T7">8.</text:span><text:span text:style-name="T12"> </text:span><text:span text:style-name="T7">O ator clica em Sair para sair do modo de consulta;</text:span></text:p>
      <text:p text:style-name="P15"><text:span text:style-name="T7">9.</text:span><text:span text:style-name="T12"> </text:span><text:span text:style-name="T7">O sistema retorna para o passo 2 do fluxo alternativo.</text:span></text:p>
      <text:p text:style-name="P17"><text:span text:style-name="T6">Se no passo 4 do fluxo alternativo o sistema não encontrar resultados correspondentes, então:</text:span></text:p>
      <text:p text:style-name="P15"><text:span text:style-name="T7">1.</text:span><text:span text:style-name="T12"> </text:span><text:span text:style-name="T7">O sistema exibe mensagem “Não foram encontrados resultados para busca. Clique em Ok para prosseguir”.</text:span></text:p>
      <text:p text:style-name="P15"><text:span text:style-name="T12">2. </text:span><text:span text:style-name="T7">O ator clica em OK;</text:span></text:p>
      <text:p text:style-name="P15"><text:span text:style-name="T12">3. </text:span><text:span text:style-name="T7">O sistema retorna para o passo 2 do fluxo alternativo.</text:span></text:p>
      <text:p text:style-name="P13">A4 – Edição de Estabelecimento</text:p>
      <text:p text:style-name="P8">No passo 1 do fluxo básico:</text:p>
      <text:p text:style-name="P20"><text:span text:style-name="T7">1.</text:span><text:span text:style-name="T12"> </text:span><text:span text:style-name="T7">O ator clica na opção Edição de Estabelecimento;</text:span></text:p>
      <text:p text:style-name="P20"><text:span text:style-name="T7">2.</text:span><text:span text:style-name="T12"> </text:span><text:span text:style-name="T7">O sistema exibe tela de busca com os filtros: Nome do Estabelecimento, CNPJ e telefone fixo;</text:span></text:p>
      <text:p text:style-name="P20"><text:span text:style-name="T7">3.</text:span><text:span text:style-name="T12"> </text:span><text:span text:style-name="T7">O ator informa um ou mais filtros de busca;</text:span></text:p>
      <text:p text:style-name="P20"><text:span text:style-name="T7">4.</text:span><text:span text:style-name="T12"> </text:span><text:span text:style-name="T7">O ator clica em buscar;</text:span></text:p>
      <text:p text:style-name="P20"><text:span text:style-name="T7">5.</text:span><text:span text:style-name="T12"> </text:span><text:span text:style-name="T7">A lista com os resultados correspondentes é exibida com as colunas: Nome do Estabelecimento, CNPJ e telefone fixo;</text:span></text:p>
      <text:p text:style-name="P20"><text:span text:style-name="T7">6.</text:span><text:span text:style-name="T12"> </text:span><text:span text:style-name="T7">O ator clica na opção Editar Estabelecimento;</text:span></text:p>
      <text:p text:style-name="P20"><text:span text:style-name="T7">7.</text:span><text:span text:style-name="T12"> </text:span><text:span text:style-name="T7">O sistema exibe o formulário referente ao estabelecimento com os dados preenchidos;</text:span></text:p>
      <text:p text:style-name="P20"><text:span text:style-name="T7">8.</text:span><text:span text:style-name="T12"> </text:span><text:span text:style-name="T7">O ator edita os campos que forem necessários;</text:span></text:p>
      <text:p text:style-name="P20"><text:span text:style-name="T7">9.</text:span><text:span text:style-name="T12"> </text:span><text:span text:style-name="T7">O ator clica em Gravar para salvar os dados;</text:span></text:p>
      <text:p text:style-name="P21"><text:span text:style-name="T7">10.</text:span><text:span text:style-name="T12"> </text:span><text:span text:style-name="T7">O sistema grava os dados na base de dados e exibe a mensagem “Estabelecimento editado com sucesso”.</text:span></text:p>
      <text:p text:style-name="P21"><text:span text:style-name="T7">11.</text:span><text:span text:style-name="T12"> </text:span><text:span text:style-name="T7">O sistema retorna ao passo 1 do fluxo básico.</text:span></text:p>
      <text:p text:style-name="P17"> <text:span text:style-name="T6">Se no passo 1 do fluxo alternativo o sistema verificar que o ator é Gestor de Estabelecimento, então:</text:span></text:p>
      <text:p text:style-name="P15"><text:span text:style-name="T7">1.</text:span><text:span text:style-name="T12"> </text:span><text:span text:style-name="T7">O sistema exibe a lista com os estabelecimentos pertencentes ao Gestor do Estabelecimento;</text:span></text:p>
      <text:p text:style-name="P15"><text:span text:style-name="T7">2.</text:span><text:span text:style-name="T12"> </text:span><text:span text:style-name="T7">O ator seleciona o estabelecimento desejado e clica em Editar Estabelecimento;</text:span></text:p>
      <text:p text:style-name="P15"><text:soft-page-break/><text:span text:style-name="T7">3.</text:span><text:span text:style-name="T12"> </text:span><text:span text:style-name="T7">O sistema exibe o formulário referente ao estabelecimento com os dados preenchidos;</text:span></text:p>
      <text:p text:style-name="P15"><text:span text:style-name="T7">4.</text:span><text:span text:style-name="T12"> </text:span><text:span text:style-name="T7">O ator edita um ou mais dos seguintes campos: </text:span><text:span text:style-name="T6">slogan, endereço, CEP, email, telefone fixo, responsável, celular do responsável, tempo de entrega, custo de entrega, formas de pagamento aceitas, dias de funcionamento, horário de abertura e horário de encerramento;</text:span></text:p>
      <text:p text:style-name="P15"><text:span text:style-name="T7">5.</text:span><text:span text:style-name="T12"> </text:span><text:span text:style-name="T7">O sistema retorna ao passo 8 do fluxo alternativo.</text:span></text:p>
      <text:p text:style-name="P9">Se no passo 4 do fluxo alternativo o sistema não encontrar resultados correspondentes, então:</text:p>
      <text:p text:style-name="P15"><text:span text:style-name="T7">1.</text:span><text:span text:style-name="T12"> </text:span><text:span text:style-name="T7">O sistema exibe mensagem “Não foram encontrados resultados para busca. Clique em Ok para prosseguir”.</text:span></text:p>
      <text:p text:style-name="P15"><text:span text:style-name="T7">2.</text:span><text:span text:style-name="T12"> </text:span><text:span text:style-name="T7">O ator clica em OK;</text:span></text:p>
      <text:p text:style-name="P15"><text:span text:style-name="T7">3.</text:span><text:span text:style-name="T12"> </text:span><text:span text:style-name="T7">O sistema retorna para o passo 2 do fluxo alternativo.</text:span></text:p>
      <text:p text:style-name="Text_20_body"><text:span text:style-name="T4"/></text:p>
      <text:h text:style-name="P30" text:outline-level="1">Pontos de Extensão</text:h>
      <text:p text:style-name="Text_20_body">Não há. </text:p>
      <text:h text:style-name="P30" text:outline-level="1">Casos de Uso Incluídos</text:h>
      <text:h text:style-name="Heading_20_1" text:outline-level="1"><text:span text:style-name="T3">Pós-Condições</text:span></text:h>
      <text:h text:style-name="Heading_20_1" text:outline-level="1"><text:span text:style-name="T3">Outros Diagramas</text:span>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Times New Roman1" svg:font-family="'Times New Roman', serif"/>
    <style:font-face style:name="Verdana2" svg:font-family="Verdan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/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/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creation-date>2009-10-14T17:17:07.09</meta:creation-date>
    <meta:editing-cycles>2</meta:editing-cycles>
    <meta:editing-duration>PT00H12M06S</meta:editing-duration>
    <meta:generator>BrOffice.org/3.1$Win32 OpenOffice.org_project/310m19$Build-9420</meta:generator>
    <meta:document-statistic meta:table-count="1" meta:image-count="0" meta:object-count="0" meta:page-count="4" meta:paragraph-count="103" meta:word-count="1017" meta:character-count="5916"/>
    <dc:date>2009-10-14T17:29:07.53</dc:date>
    <dc:creator>Thaiz Rondam</dc:creator>
    <meta:user-defined meta:name="ReqProMenus" meta:value-type="boolean">false</meta:user-defined>
  </office:meta>
</office:document-meta>
</file>